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ax_jcvobf8tk2n9avai_2" style:family="text">
      <style:text-properties fo:font-weight="bold" style:font-weight-asian="bold" style:font-weight-complex="bold"/>
    </style:style>
    <style:style style:name="T3" style:parent-style-name="az_jcvobf8tk2n9avai_2" style:family="text">
      <style:text-properties fo:font-weight="bold" style:font-weight-asian="bold" style:font-weight-complex="bold"/>
    </style:style>
    <style:style style:name="T4" style:parent-style-name="Fuentedepárrafopredeter." style:family="text">
      <style:text-properties fo:font-style="italic" style:font-style-asian="italic" style:font-style-complex="italic"/>
    </style:style>
    <style:style style:name="T5" style:parent-style-name="Fuentedepárrafopredeter." style:family="text">
      <style:text-properties fo:font-style="italic" style:font-style-asian="italic" style:font-style-complex="italic"/>
    </style:style>
  </office:automatic-styles>
  <office:body>
    <office:text text:use-soft-page-breaks="true">
      <text:p text:style-name="P1"><text:span text:style-name="T2">Nombre del proyecto</text:span></text:p>
      <text:p text:style-name="Normal"><text:span text:style-name="ax_jcvobf8tk2n9avai_2">Análisis computacional de<text:s/></text:span><text:span text:style-name="ax_jcvobf8tk2n9avai_2">efectores<text:s/></text:span><text:span text:style-name="ax_jcvobf8tk2n9avai_2">bacterianos y genes</text:span><text:span text:style-name="ax_jcvobf8tk2n9avai_2"><text:s/>interactores</text:span><text:span text:style-name="ax_jcvobf8tk2n9avai_2"><text:s/>de su planta hospedera: ¿Qué información se podrá dilucidar con estas herramientas de vanguardia?</text:span></text:p>
      <text:p text:style-name="Normal"/>
      <text:p text:style-name="Normal"><text:span text:style-name="T3">Descripción del proyecto en curso</text:span></text:p>
      <text:p text:style-name="Normal">Se pretende, por medio de varias herramientas computacionales bioinformáticas, dilucidar y extraer información relevante, a partir de datos de expresión génica diferencial, obtenidos en un experimento doble híbrido entre un patógeno bacteriano (<text:span text:style-name="T4">Xanthomonas</text:span>) y una especie hospedera de planta (yuca:<text:s/><text:span text:style-name="T5">Manihot esculenta</text:span>). Entre los análisis computacionales que se harán, se enunciarán varios a continuación. Cruce de bases de datos por medio de métodos de terminal, Excel y otras herramientas de manejo de bases de datos grandes, en orden de extraer información de variables relacionadas. Utilización de software de análisis de redes de interacción, como cytoscape, el cual posee software compatible con el sistema operativo Windows, pero requiere de una alta capacidad de cómputo para su correcto funcionamiento. Realización de demonstraciones gráficas y análisis estadísticos en lenguaje de programación R, compatible con Windows, con requerimiento de óptima capacidad de cómputo, en orden de<text:s/>manejar matrices de datos extensas.<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s" style:country-asian="ES"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s" style:country-asian="ES"/>
    </style:style>
    <style:style style:name="aq_jcvobf8tk2n9avai_2" style:display-name="aq_jcvobf8tk2n9avai_2" style:family="text" style:parent-style-name="Fuentedepárrafopredeter."/>
    <style:style style:name="as_jcvobf8tk2n9avai_2" style:display-name="as_jcvobf8tk2n9avai_2" style:family="text" style:parent-style-name="Fuentedepárrafopredeter."/>
    <style:style style:name="at_jcvobf8tk2n9avai_2" style:display-name="at_jcvobf8tk2n9avai_2" style:family="text" style:parent-style-name="Fuentedepárrafopredeter."/>
    <style:style style:name="ax_jcvobf8tk2n9avai_2" style:display-name="ax_jcvobf8tk2n9avai_2" style:family="text" style:parent-style-name="Fuentedepárrafopredeter."/>
    <style:style style:name="b_jcvobf8tk2n9avai_2" style:display-name="b_jcvobf8tk2n9avai_2" style:family="text" style:parent-style-name="Fuentedepárrafopredeter."/>
    <style:style style:name="asteriskicon" style:display-name="asteriskicon" style:family="text" style:parent-style-name="Fuentedepárrafopredeter."/>
    <style:style style:name="az_jcvobf8tk2n9avai_2" style:display-name="az_jcvobf8tk2n9avai_2" style:family="text" style:parent-style-name="Fuentedepárrafopredeter."/>
    <style:style style:name="Énfasis" style:display-name="Énfasis" style:family="text" style:parent-style-name="Fuentedepárrafopredeter.">
      <style:text-properties fo:font-style="italic" style:font-style-asian="italic" style:font-style-complex="italic"/>
    </style:style>
    <style:style style:name="ac_jcvobf8tk2n9avai_2" style:display-name="ac_jcvobf8tk2n9avai_2" style:family="text" style:parent-style-name="Fuentedepárrafopredeter."/>
    <style:style style:name="ms-entity-resolved" style:display-name="ms-entity-resolved"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icolas gustavo gaitan gomez</meta:initial-creator>
    <dc:creator>nicolas gustavo gaitan gomez</dc:creator>
    <meta:creation-date>2020-01-23T04:07:00Z</meta:creation-date>
    <dc:date>2020-01-23T04:28:00Z</dc:date>
    <meta:template xlink:href="Normal" xlink:type="simple"/>
    <meta:editing-cycles>1</meta:editing-cycles>
    <meta:editing-duration>PT1260S</meta:editing-duration>
    <meta:document-statistic meta:page-count="1" meta:paragraph-count="2" meta:word-count="192" meta:character-count="1249" meta:row-count="8" meta:non-whitespace-character-count="1059"/>
  </office:meta>
</office:document-meta>
</file>